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boto Light" svg:font-family="'Roboto Light'"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Roboto Light" fo:font-style="normal" style:text-underline-style="solid" style:text-underline-width="auto" style:text-underline-color="font-color" fo:font-weight="bold" officeooo:rsid="000f8cf3" officeooo:paragraph-rsid="000f8cf3" style:font-style-asian="normal" style:font-weight-asian="bold" style:font-style-complex="normal" style:font-weight-complex="bold"/>
    </style:style>
    <style:style style:name="P2" style:family="paragraph" style:parent-style-name="Standard">
      <style:text-properties style:font-name="Roboto Light" fo:font-style="normal" style:text-underline-style="solid" style:text-underline-width="auto" style:text-underline-color="font-color" fo:font-weight="bold" officeooo:rsid="0011eeb5" officeooo:paragraph-rsid="0011eeb5" style:font-style-asian="normal" style:font-weight-asian="bold" style:font-style-complex="normal" style:font-weight-complex="bold"/>
    </style:style>
    <style:style style:name="P3" style:family="paragraph" style:parent-style-name="Standard">
      <style:text-properties style:font-name="Roboto Light" fo:font-style="normal" style:text-underline-style="solid" style:text-underline-width="auto" style:text-underline-color="font-color" fo:font-weight="bold" officeooo:rsid="00137d81" officeooo:paragraph-rsid="00137d81" style:font-style-asian="normal" style:font-weight-asian="bold" style:font-style-complex="normal" style:font-weight-complex="bold"/>
    </style:style>
    <style:style style:name="P4" style:family="paragraph" style:parent-style-name="Standard">
      <style:text-properties style:font-name="Roboto Light" fo:font-style="normal" style:text-underline-style="solid" style:text-underline-width="auto" style:text-underline-color="font-color" fo:font-weight="bold" officeooo:rsid="00169a5b" officeooo:paragraph-rsid="00169a5b" style:font-style-asian="normal" style:font-weight-asian="bold" style:font-style-complex="normal" style:font-weight-complex="bold"/>
    </style:style>
    <style:style style:name="P5" style:family="paragraph" style:parent-style-name="Standard">
      <style:text-properties style:font-name="Roboto Light" fo:font-style="normal" style:text-underline-style="none" fo:font-weight="normal" officeooo:rsid="000f8cf3" officeooo:paragraph-rsid="000f8cf3" style:font-style-asian="normal" style:font-weight-asian="normal" style:font-style-complex="normal" style:font-weight-complex="normal"/>
    </style:style>
    <style:style style:name="P6" style:family="paragraph" style:parent-style-name="Standard">
      <style:text-properties style:font-name="Roboto Light" fo:font-style="normal" style:text-underline-style="none" fo:font-weight="normal" officeooo:rsid="0011eeb5" officeooo:paragraph-rsid="0011eeb5" style:font-style-asian="normal" style:font-weight-asian="normal" style:font-style-complex="normal" style:font-weight-complex="normal"/>
    </style:style>
    <style:style style:name="P7" style:family="paragraph" style:parent-style-name="Standard">
      <style:text-properties style:font-name="Roboto Light" fo:font-style="normal" style:text-underline-style="none" fo:font-weight="normal" officeooo:rsid="00137d81" officeooo:paragraph-rsid="00137d81" style:font-style-asian="normal" style:font-weight-asian="normal" style:font-style-complex="normal" style:font-weight-complex="normal"/>
    </style:style>
    <style:style style:name="P8" style:family="paragraph" style:parent-style-name="Standard">
      <style:text-properties style:font-name="Roboto Light" fo:font-style="normal" style:text-underline-style="none" fo:font-weight="normal" officeooo:rsid="00169a5b" officeooo:paragraph-rsid="00169a5b" style:font-style-asian="normal" style:font-weight-asian="normal" style:font-style-complex="normal" style:font-weight-complex="normal"/>
    </style:style>
    <style:style style:name="T1" style:family="text">
      <style:text-properties officeooo:rsid="00137d81"/>
    </style:style>
    <style:style style:name="T2" style:family="text">
      <style:text-properties officeooo:rsid="001546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Create_Graph.py</text:p>
      <text:p text:style-name="P5"/>
      <text:p text:style-name="P5">This module allows the server owner to create a persistantly stored version of the graph network used to calculate the path of drones to avoid no fly zones. The program requests that the user enters the start and end coordinates of the volume to be graphed and the size of each node sector in the graph. A graph is then generated with default costs and stored in a folder to be used by the A* algorithm when the main server is running. As this task will only occur very infrequently it is not part of the main server setup process and must be run manually. Once generated the folder can be copied to a backup location and copied back to the location in use for the server if necessary. The graph is stored to improve performance, lower number of queries to the database and simplify the search algorithm. </text:p>
      <text:p text:style-name="P5"/>
      <text:p text:style-name="P5"/>
      <text:p text:style-name="P2">Import</text:p>
      <text:p text:style-name="P6">import decimal,AATC_AStar,AATC_Coordinate</text:p>
      <text:p text:style-name="P6"/>
      <text:p text:style-name="P6">The program imports 3 modules, decimal, AATC_Astar and AATC_Coordinate. Due to inaccuracies of floating point representation when two floating point numbers are added repeatedly the inaccuracy can grow, leading to an unexpected outcome. The decimal module and the class Decimal allow floating point numbers to be stored without loss of accuracy , similar to Big Integer in C. </text:p>
      <text:p text:style-name="P6">AATC_Astar is required to obtain the DynoGraph object as well as the Node object for the graph creation. AATC_Coordinate is required <text:span text:style-name="T1">for the Coordinate object passed to the Node object.</text:span></text:p>
      <text:p text:style-name="P6"/>
      <text:p text:style-name="P6"/>
      <text:p text:style-name="P3">Drange</text:p>
      <text:p text:style-name="P7"/>
      <text:p text:style-name="P7">def drange(start,end,step):</text:p>
      <text:p text:style-name="P7"><text:s text:c="4"/>step = decimal.Decimal(step)</text:p>
      <text:p text:style-name="P7"><text:s text:c="4"/>r = decimal.Decimal(start)</text:p>
      <text:p text:style-name="P7"><text:s text:c="4"/>while r &lt; end:</text:p>
      <text:p text:style-name="P7"><text:s text:c="8"/>yield float(r)</text:p>
      <text:p text:style-name="P7"><text:s text:c="8"/>r += decimal.Decimal(step)</text:p>
      <text:p text:style-name="P7"/>
      <text:p text:style-name="P7">The drange function acts as a generator, similar to an iterable variable such as a list , however the values returned are generated when the item is called rather than being stored in memory. This reduces memory usage if very large graphs are to be created as well as reducing any unneeded calculations should the program be canceled.</text:p>
      <text:p text:style-name="P7"/>
      <text:p text:style-name="P7">The function takes 3 float variables: start, end and step . For instance drange(0,1,0.25) would generate the values 0,0.25,0.5,0.75.</text:p>
      <text:p text:style-name="P7">The first two lines convert the variables step and start into decimal.Decimal objects. The while loop continously yields the float of r until r &gt;= end, <text:span text:style-name="T2">stepping r up by step each iteration.</text:span></text:p>
      <text:p text:style-name="P7"/>
      <text:p text:style-name="P4"><text:soft-page-break/>CreationDialogue</text:p>
      <text:p text:style-name="P4"/>
      <text:p text:style-name="P8">def CreationDialogue():</text:p>
      <text:p text:style-name="P8"><text:s text:c="4"/>print("2 million nodes ~ 357MB")</text:p>
      <text:p text:style-name="P8"><text:s text:c="4"/>xStart =float(input("Enter start x Coord"))</text:p>
      <text:p text:style-name="P8"><text:s text:c="4"/>yStart = float(input("Enter start y Coord"))</text:p>
      <text:p text:style-name="P8"><text:s text:c="4"/>zStart = float(input("Enter start z Coord"))</text:p>
      <text:p text:style-name="P8"/>
      <text:p text:style-name="P8"><text:s text:c="4"/>xEnd = float(input("Enter End x Coord"))</text:p>
      <text:p text:style-name="P8"><text:s text:c="4"/>yEnd = float(input("Enter End y Coord"))</text:p>
      <text:p text:style-name="P8"><text:s text:c="4"/>zEnd = float(input("Enter End z Coord"))</text:p>
      <text:p text:style-name="P8"/>
      <text:p text:style-name="P8"><text:s text:c="4"/>xInterval = float(input("Enter x interval"))</text:p>
      <text:p text:style-name="P8"><text:s text:c="4"/>yInterval = float(input("Enter y interval"))</text:p>
      <text:p text:style-name="P8"><text:s text:c="4"/>zInterval = float(input("Enter z interval"))</text:p>
      <text:p text:style-name="P8"/>
      <text:p text:style-name="P8"><text:s text:c="4"/>print("creating graph")</text:p>
      <text:p text:style-name="P8"><text:s text:c="4"/>graph = AATC_AStar.DynoGraph()</text:p>
      <text:p text:style-name="P8"><text:s text:c="4"/>graph.Size(xInterval,yInterval,zInterval)</text:p>
      <text:p text:style-name="P8"><text:s text:c="4"/>nodeID = 1</text:p>
      <text:p text:style-name="P8"><text:s text:c="4"/>for x in drange(xStart,xEnd,xInterval):</text:p>
      <text:p text:style-name="P8"><text:s text:c="8"/>for y in drange(yStart,yEnd,yInterval):</text:p>
      <text:p text:style-name="P8"><text:s text:c="12"/>for z in drange(zStart,zEnd,zInterval):</text:p>
      <text:p text:style-name="P8"><text:s text:c="16"/>Coord = AATC_Coordinate.Coordinate(x,y,z)</text:p>
      <text:p text:style-name="P8"><text:s text:c="16"/>node = AATC_AStar.Node(nodeID,1,Coord)</text:p>
      <text:p text:style-name="P8"><text:s text:c="16"/>graph.add_node(node)</text:p>
      <text:p text:style-name="P8"><text:s text:c="16"/>nodeID +=1</text:p>
      <text:p text:style-name="P8"/>
      <text:p text:style-name="P8"><text:s text:c="4"/>xRange = xEnd - xStart</text:p>
      <text:p text:style-name="P8"><text:s text:c="4"/>yRange = yEnd - yStart</text:p>
      <text:p text:style-name="P8"><text:s text:c="4"/>zRange = zEnd - zStart</text:p>
      <text:p text:style-name="P8"><text:s text:c="4"/>graph.Add_Edges(xRange,yRange,zRange)</text:p>
      <text:p text:style-name="P8"><text:s text:c="4"/>graph.Build_Node_Cache()</text:p>
      <text:p text:style-name="P8"><text:s text:c="4"/>graph.SaveGraph()</text:p>
      <text:p text:style-name="P8"/>
      <text:p text:style-name="P8"/>
      <text:p text:style-name="P8">This function takes no arguments and is the main section of the program. First the user enters the desired start coordinates of the volume to be graphed, then the end coordinates and finally the step coordinate size. The coordinates use the format x = longitude , y = lattitude and z = height in metres above the ground, each variable is a floating point number.</text:p>
      <text:p text:style-name="P8">The program then creates a DynoGraph object instance in the variable graph and sets the node sizes via it's Size method of the intervals of each axis. Then the nodeID is set to 1 and the program creates all nodes in the 3-dimentional volume defined by the start and end coordinates via 3 nested for loops, iterating through every position in this space. In these nested loops a Coord is created of type AATC_Coordinate.Coordinate with the current x,y,z <text:soft-page-break/>states. A node is then instanciated with the current nodeID, a default cost of 1 and the previously created coordinate, and finally added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Roboto Light" svg:font-family="'Roboto Light'"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2:51:13.051574281</meta:creation-date>
    <dc:date>2017-10-24T14:45:35.238185305</dc:date>
    <meta:editing-duration>PT1H37M28S</meta:editing-duration>
    <meta:editing-cycles>5</meta:editing-cycles>
    <meta:generator>LibreOffice/4.3.3.2$Linux_ARM_EABI LibreOffice_project/430m0$Build-2</meta:generator>
    <meta:document-statistic meta:table-count="0" meta:image-count="0" meta:object-count="0" meta:page-count="3" meta:paragraph-count="47" meta:word-count="640" meta:character-count="4306" meta:non-whitespace-character-count="3514"/>
  </office:meta>
</office:document-meta>
</file>